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770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f34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8cb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5f110" style:text-blinking="false" fo:background-color="#e8e8e8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7790d" style:text-blinking="false" fo:background-color="#e8e8e8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84692" style:text-blinking="false" fo:background-color="#e8e8e8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9">T-2304</text:span></text:a><text:a xlink:type="simple" xlink:href="javascript:ST(7438,7439)" text:style-name="Internet_20_link" text:visited-style-name="Visited_20_Internet_20_Link"><text:span text:style-name="T1">:EXP_MOV_MAT_RF17/18/19_0</text:span></text:a><text:span text:style-name="T8">8</text:span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4:14:30.663000000</dc:date>
    <meta:editing-duration>PT2H32M34S</meta:editing-duration>
    <meta:editing-cycles>8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3" meta:non-whitespace-character-count="32"/>
  </office:meta>
</office:document-meta>
</file>